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font-style="italic" officeooo:rsid="0011c1ff" officeooo:paragraph-rsid="0011c1ff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officeooo:rsid="0011c1ff" officeooo:paragraph-rsid="0011c1ff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b8c4c" officeooo:paragraph-rsid="0011c1ff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a8162" officeooo:paragraph-rsid="0011c1f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11c1f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139c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9f827" officeooo:paragraph-rsid="0019f82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9f827" officeooo:paragraph-rsid="0020c4c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2890e" officeooo:paragraph-rsid="00139c3c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normal" officeooo:rsid="0011c1ff" officeooo:paragraph-rsid="0011c1ff" style:font-size-asian="28pt" style:font-style-asian="italic" style:font-weight-asian="normal" style:font-size-complex="28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officeooo:rsid="0011c1ff" officeooo:paragraph-rsid="0011c1ff" style:font-size-asian="22pt" style:font-style-asian="normal" style:font-size-complex="2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11c1ff" officeooo:paragraph-rsid="0011c1ff" style:font-size-asian="11.3500003814697pt" style:font-style-asian="normal" style:font-size-complex="13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a8162" officeooo:paragraph-rsid="0011c1ff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304988" officeooo:paragraph-rsid="0011c1ff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335ae9" officeooo:paragraph-rsid="0011c1f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1c1ff" officeooo:paragraph-rsid="0011c1ff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74296" officeooo:paragraph-rsid="00274296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04988" officeooo:paragraph-rsid="0011c1ff" style:font-size-asian="10pt" style:font-size-complex="10pt"/>
    </style:style>
    <style:style style:name="T1" style:family="text">
      <style:text-properties officeooo:rsid="0011c1ff"/>
    </style:style>
    <style:style style:name="T2" style:family="text">
      <style:text-properties officeooo:rsid="0031b2b7"/>
    </style:style>
    <style:style style:name="T3" style:family="text">
      <style:text-properties officeooo:rsid="0012890e"/>
    </style:style>
    <style:style style:name="T4" style:family="text">
      <style:text-properties officeooo:rsid="00139c3c"/>
    </style:style>
    <style:style style:name="T5" style:family="text">
      <style:text-properties officeooo:rsid="00149682"/>
    </style:style>
    <style:style style:name="T6" style:family="text">
      <style:text-properties officeooo:rsid="0017938c"/>
    </style:style>
    <style:style style:name="T7" style:family="text">
      <style:text-properties officeooo:rsid="0019f827"/>
    </style:style>
    <style:style style:name="T8" style:family="text">
      <style:text-properties officeooo:rsid="001a255d"/>
    </style:style>
    <style:style style:name="T9" style:family="text">
      <style:text-properties officeooo:rsid="001b468a"/>
    </style:style>
    <style:style style:name="T10" style:family="text">
      <style:text-properties officeooo:rsid="001b9663"/>
    </style:style>
    <style:style style:name="T11" style:family="text">
      <style:text-properties officeooo:rsid="001dae0d"/>
    </style:style>
    <style:style style:name="T12" style:family="text">
      <style:text-properties officeooo:rsid="00274296"/>
    </style:style>
    <style:style style:name="T13" style:family="text">
      <style:text-properties officeooo:rsid="00285e76"/>
    </style:style>
    <style:style style:name="T14" style:family="text">
      <style:text-properties officeooo:rsid="002937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cent Rinaldi<text:tab/><text:tab/><text:tab/><text:tab/><text:tab/><text:tab/><text:tab/><text:tab/><text:tab/><text:tab/><text:tab/> <text:s text:c="2"/>239759 IC</text:p>
      <text:p text:style-name="P1">Introduction to Multiprocessor Architecture<text:tab/><text:tab/><text:tab/><text:tab/><text:tab/><text:tab/><text:tab/> <text:s text:c="7"/>Project</text:p>
      <text:p text:style-name="P2"/>
      <text:p text:style-name="P2"/>
      <text:p text:style-name="P10">Report</text:p>
      <text:p text:style-name="P2"/>
      <text:p text:style-name="P11">Assignment 2</text:p>
      <text:p text:style-name="P11"/>
      <text:p text:style-name="P12"/>
      <text:p text:style-name="P13">1- <text:tab/><text:span text:style-name="T1">Explain how you parallelized and optimized « simulate ». List the optimizations <text:tab/>you applied and the reason you chose to apply them.</text:span></text:p>
      <text:p text:style-name="P4"/>
      <text:p text:style-name="P6">A. : <text:tab/><text:span text:style-name="T3">The code is pretty simple. After setting our number of threads with the <text:tab/>« omp_set_num_threads » function, we set an integer variable named « k » to the required <text:tab/>number of iterations. </text:span></text:p>
      <text:p text:style-name="P6"/>
      <text:p text:style-name="P9"><text:tab/>Then we enter in the parallelized part of the program. To avoid doing serveral fork-joins, <text:tab/>we chose to join each thread only after doing all the required number of iterations, and so <text:tab/>only at th<text:span text:style-name="T11">is</text:span> moment, the final result of the <text:span text:style-name="T11">output</text:span> array is computed. Excess fork-joins <text:tab/>lower performances, so we decided to use <text:span text:style-name="T13">a</text:span> « while loop » with condition that the <text:tab/>variable k must be 0 (or less) <text:span text:style-name="T11">to </text:span>reach the end of the parallelized part <text:span text:style-name="T13">of the program </text:span>(and go <text:tab/>back to the sequential one, which is not anymore in the « simulate » function).</text:p>
      <text:p text:style-name="P6"/>
      <text:p text:style-name="P6"><text:tab/><text:span text:style-name="T4">In this « while loop », we use several tools from the OpenMP library : one « single », two <text:tab/>« for », and one « barrier » directives.</text:span></text:p>
      <text:p text:style-name="P6"/>
      <text:p text:style-name="P6"><text:tab/><text:span text:style-name="T5">The « barrier » directive will ensure that every threads wait each other after evaluating the <text:tab/>condition, so that at this point we ensure that no thread reads a different value k, which <text:tab/>could result in a final output array with incorrect values, because some threads would finish <text:tab/>earlier and would not have performed some required computations.</text:span></text:p>
      <text:p text:style-name="P6"/>
      <text:p text:style-name="P6"><text:tab/><text:span text:style-name="T6">The « single » directive is used to update our variable « k » which holds the current <text:tab/>remaining number of iterations to do. This variable is shared by all threads so we only want <text:tab/>one thread to update it, that's why we use this directive. The real optimization for this part is <text:tab/>the use of the « nowait » clause which allows the other threads to continue their execution <text:tab/>without waiting for the variable « k » to be updated. This will remove a useless implicit <text:tab/>barrier and let the whole execution being faster.</text:span></text:p>
      <text:p text:style-name="P6"/>
      <text:p text:style-name="P6"><text:tab/><text:span text:style-name="T6">We then have our two « for » directives with « schedule(static) » clause which will let the <text:tab/>threads compute on different rows (only the rows of the array to compute are distributed <text:tab/>between the threads because the directives are focused on the outer loop). These directives <text:tab/>will optimize the computation of each element of the array (the first « for » is for saving the <text:tab/>current values in a second array, and the second one is for computing the next values of each <text:tab/>element of the array, thanks to the current ones). Dividing the work among several threads <text:tab/>working at the same time participates in reducing the execution time of the program, <text:tab/>especially when it concerns a huge array to compute. Because « for » directives are implicit <text:tab/>barriers, to get a faster execution, we add the « nowait » clause at the second « for » to <text:tab/>omit its useless barrier (because we already have one right after the « while » condition).</text:span></text:p>
      <text:p text:style-name="P6"/>
      <text:p text:style-name="P13"><text:soft-page-break/><text:span text:style-name="T1">2</text:span>- <text:tab/><text:span text:style-name="T1">Report how much each optimization improves performance and explain the <text:tab/>result obtained.</text:span></text:p>
      <text:p text:style-name="P4"/>
      <text:p text:style-name="P5">A. : <text:tab/><text:span text:style-name="T7">To experiment our optimizations, we decided to run our program locally several times for <text:tab/>each of them (2 processors available) with 4 threads on a 2500 by 2500 array and 500 <text:tab/>iterations, and take the best execution time we could obtain.</text:span></text:p>
      <text:p text:style-name="P5"/>
      <text:p text:style-name="P5"><text:tab/><text:span text:style-name="T7">We used a first version of our code which only executes sequentially (no parallel region).</text:span></text:p>
      <text:p text:style-name="P7"><text:tab/>This took 16.53 seconds. From this point we <text:span text:style-name="T14">are</text:span> able to check how our optimizations <text:tab/>improve<text:span text:style-name="T14">d</text:span> our execution.</text:p>
      <text:p text:style-name="P7"/>
      <text:p text:style-name="P7"><text:tab/>When adding the parallel region, and only the two « for » directives (no « nowait » clause), <text:tab/>our execution <text:span text:style-name="T14">run in</text:span> <text:span text:style-name="T8">13.26 seconds. This is due to the fact that we divide the computation <text:tab/>work among our threads with the « for » directives.</text:span></text:p>
      <text:p text:style-name="P7"/>
      <text:p text:style-name="P7"><text:tab/><text:span text:style-name="T9">Our next optimization is the use of the « while loop ». We have to add our « barrier » <text:tab/>directive just after the condition checking to ensure that every threads read the same <text:tab/>number of remaining iterations, and the « single » directive to decrement this number by one <text:tab/>each time only once. The execution at this time run in 13.33 seconds, a little bit higher than <text:tab/>before.<text:tab/>The main point of this optimization here is to remove the excess fork-joins we had at <text:tab/>the previous step. The fact that the execution time is higher is because we have too much <text:tab/>barriers in our parallel execution part.</text:span></text:p>
      <text:p text:style-name="P7"/>
      <text:p text:style-name="P7"><text:tab/><text:span text:style-name="T10">We can safely remove two useless barriers by adding the « nowait » clause on the « single » <text:tab/>and the second « for » directives. The program was able to fully execute in 12.84 seconds, <text:tab/>which is better than the previous execution times. The « nowait » clause avoids threads <text:tab/>waiting for each other to finish their current computation when it's not needed.</text:span></text:p>
      <text:p text:style-name="P7"/>
      <text:p text:style-name="P8"><text:tab/><text:span text:style-name="T11">The last optimization we made is the « schedule(static) » clause associated to the two « for » <text:tab/>directives. By doing this, our program reached an execution time of 12.43 seconds. The <text:tab/>static scheduling type is appropriate when all iterations have the same computational cost, <text:tab/>which is the case in our program.</text:span></text:p>
      <text:p text:style-name="P3"/>
      <text:p text:style-name="P3"/>
      <text:p text:style-name="P13"><text:span text:style-name="T1">3</text:span>- <text:tab/><text:span text:style-name="T1">Present the execution time you measured for the following set of thread counts <text:tab/>{1,2,4,8,16} running for 500 iterations and side length of 10000.</text:span></text:p>
      <text:p text:style-name="P4"/>
      <text:p text:style-name="P5">A. : <text:tab/><text:span text:style-name="T2">Table of results for assignment2.c program with all the optimizations previously mentioned <text:tab/>using a 10000 by 10000 array and 500 iterations :</text:span></text:p>
      <text:p text:style-name="P5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4">Number of threads</text:p>
          </table:table-cell>
          <table:table-cell table:style-name="Tableau1.A1" office:value-type="string">
            <text:p text:style-name="P14">Execution time <text:span text:style-name="T2">(in seconds)</text:span></text:p>
          </table:table-cell>
          <table:table-cell table:style-name="Tableau1.C1" office:value-type="string">
            <text:p text:style-name="P18">Speedup over single threaded version</text:p>
          </table:table-cell>
        </table:table-row>
        <table:table-row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2<text:span text:style-name="T12">05.6</text:span></text:p>
          </table:table-cell>
          <table:table-cell table:style-name="Tableau1.C2" office:value-type="string">
            <text:p text:style-name="P15">1</text:p>
          </table:table-cell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6">1<text:span text:style-name="T12">06.4</text:span></text:p>
          </table:table-cell>
          <table:table-cell table:style-name="Tableau1.C2" office:value-type="string">
            <text:p text:style-name="P15">1.9<text:span text:style-name="T12">32</text:span></text:p>
          </table:table-cell>
        </table:table-row>
        <table:table-row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7">64.11</text:p>
          </table:table-cell>
          <table:table-cell table:style-name="Tableau1.C2" office:value-type="string">
            <text:p text:style-name="P15">3.<text:span text:style-name="T12">206</text:span></text:p>
          </table:table-cell>
        </table:table-row>
        <table:table-row>
          <table:table-cell table:style-name="Tableau1.A2" office:value-type="string">
            <text:p text:style-name="P14">8</text:p>
          </table:table-cell>
          <table:table-cell table:style-name="Tableau1.A2" office:value-type="string">
            <text:p text:style-name="P17">38.16</text:p>
          </table:table-cell>
          <table:table-cell table:style-name="Tableau1.C2" office:value-type="string">
            <text:p text:style-name="P17">5.387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6">3<text:span text:style-name="T12">0.29</text:span></text:p>
          </table:table-cell>
          <table:table-cell table:style-name="Tableau1.C2" office:value-type="string">
            <text:p text:style-name="P16">6.<text:span text:style-name="T12">787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23:06.620170351</meta:creation-date>
    <dc:date>2017-10-27T16:36:56.302295157</dc:date>
    <meta:editing-duration>PT3H6M39S</meta:editing-duration>
    <meta:editing-cycles>15</meta:editing-cycles>
    <meta:generator>LibreOffice/5.0.5.2$Linux_X86_64 LibreOffice_project/00m0$Build-2</meta:generator>
    <meta:document-statistic meta:table-count="1" meta:image-count="0" meta:object-count="0" meta:page-count="2" meta:paragraph-count="39" meta:word-count="946" meta:character-count="5361" meta:non-whitespace-character-count="4363"/>
  </office:meta>
</office:document-meta>
</file>